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ídeos ejercicios 6 Wychy7</text:p>
      <text:p text:style-name="Standard"><text:a xlink:type="simple" xlink:href="https://youtu.be/BpnO84qOXS8" text:style-name="Internet_20_link" text:visited-style-name="Visited_20_Internet_20_Link"/></text:p>
      <text:p text:style-name="Standard"><text:a xlink:type="simple" xlink:href="https://youtu.be/BpnO84qOXS8" text:style-name="Internet_20_link" text:visited-style-name="Visited_20_Internet_20_Link">Vídeo Ejercicio </text:a>1</text:p>
      <text:p text:style-name="Standard"/>
      <text:p text:style-name="Standard"><text:a xlink:type="simple" xlink:href="https://www.youtube.com/watch?v=fvjy3FYBxv0" text:style-name="Internet_20_link" text:visited-style-name="Visited_20_Internet_20_Link">Vídeo Ejercicio 2</text:a></text:p>
      <text:p text:style-name="Standard"/>
      <text:p text:style-name="Standard"><text:a xlink:type="simple" xlink:href="https://www.youtube.com/watch?v=zEvfa6OUTi0" text:style-name="Internet_20_link" text:visited-style-name="Visited_20_Internet_20_Link">Vídeo Ejercicio 3</text:a></text:p>
      <text:p text:style-name="Standard"/>
      <text:p text:style-name="Standard"><text:a xlink:type="simple" xlink:href="https://www.youtube.com/watch?v=omfSO73CzOg" text:style-name="Internet_20_link" text:visited-style-name="Visited_20_Internet_20_Link">Vídeo Ejercicio Creativo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9:25:35.516667708</meta:creation-date>
    <dc:date>2018-05-10T19:30:44.218960745</dc:date>
    <meta:editing-duration>PT5M9S</meta:editing-duration>
    <meta:editing-cycles>1</meta:editing-cycles>
    <meta:document-statistic meta:table-count="0" meta:image-count="0" meta:object-count="0" meta:page-count="1" meta:paragraph-count="5" meta:word-count="16" meta:character-count="101" meta:non-whitespace-character-count="90"/>
    <meta:generator>LibreOffice/6.0.3.2$Linux_X86_64 LibreOffice_project/00m0$Build-2</meta:generator>
  </office:meta>
</office:document-meta>
</file>